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/>
    <style:font-face style:name="Times New Roman3" svg:font-family="'Times New Roman', serif"/>
    <style:font-face style:name="DAAAAA+LiberationSerif-Bold" svg:font-family="DAAAAA+LiberationSerif-Bold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Verdana" svg:font-family="Verdana" style:font-family-generic="roman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Header">
      <style:text-properties style:font-name="Times New Roman1" fo:font-size="12pt" fo:language="ca" fo:country="ES" style:font-size-asian="12pt" style:font-size-complex="12pt"/>
    </style:style>
    <style:style style:name="P2" style:family="paragraph" style:parent-style-name="Footnote">
      <style:text-properties fo:language="ca" fo:country="ES"/>
    </style:style>
    <style:style style:name="P3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03d680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5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0544a9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6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056ec2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7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0920fe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8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0c32c9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9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103c94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10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120348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11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126813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12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153423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13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158cd9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14" style:family="paragraph" style:parent-style-name="weekday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15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16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03d680" officeooo:paragraph-rsid="0003d680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17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03d680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18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0544a9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19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056ec2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0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0920fe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1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0c32c9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2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103c94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3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120348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4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12681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5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15342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6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158cd9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7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2dc098" officeooo:paragraph-rsid="000544a9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8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1df9ac" officeooo:paragraph-rsid="0003d680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29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2d411" officeooo:paragraph-rsid="000920fe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0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33bf5" officeooo:paragraph-rsid="000c32c9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1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103c94" officeooo:paragraph-rsid="00103c94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2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103c94" officeooo:paragraph-rsid="0012681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3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7fba5" officeooo:paragraph-rsid="00120348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4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b19f0" officeooo:paragraph-rsid="0012681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5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c4904" officeooo:paragraph-rsid="0015342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6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153423" officeooo:paragraph-rsid="0015342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7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d1267" officeooo:paragraph-rsid="00158cd9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38" style:family="paragraph" style:parent-style-name="Standard">
      <style:paragraph-properties fo:line-height="150%"/>
      <style:text-properties fo:color="#000000" style:font-name="Times New Roman2" fo:font-size="14pt" fo:language="ca" fo:country="ES" style:text-underline-style="none" fo:font-weight="normal" officeooo:rsid="0023fb20" officeooo:paragraph-rsid="0003d680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39" style:family="paragraph" style:parent-style-name="Standard">
      <style:paragraph-properties fo:line-height="150%"/>
      <style:text-properties fo:color="#000000" style:font-name="Times New Roman2" fo:font-size="14pt" fo:language="ca" fo:country="ES" style:text-underline-style="none" fo:font-weight="normal" officeooo:rsid="002dc098" officeooo:paragraph-rsid="000544a9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0" style:family="paragraph" style:parent-style-name="Standard">
      <style:paragraph-properties fo:line-height="150%"/>
      <style:text-properties fo:color="#000000" style:font-name="Times New Roman2" fo:font-size="14pt" fo:language="ca" fo:country="ES" style:text-underline-style="none" fo:font-weight="normal" officeooo:rsid="00333bf5" officeooo:paragraph-rsid="000c32c9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1" style:family="paragraph" style:parent-style-name="Standard">
      <style:paragraph-properties fo:line-height="150%"/>
      <style:text-properties fo:color="#000000" style:font-name="Times New Roman2" fo:font-size="14pt" fo:language="ca" fo:country="ES" style:text-underline-style="none" fo:font-weight="normal" officeooo:rsid="0037fba5" officeooo:paragraph-rsid="00126813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2" style:family="paragraph" style:parent-style-name="Standard">
      <style:paragraph-properties fo:line-height="150%"/>
      <style:text-properties fo:color="#000000" style:font-name="Times New Roman2" fo:font-size="14pt" fo:language="ca" fo:country="ES" style:text-underline-style="none" fo:font-weight="normal" officeooo:rsid="003d1267" officeooo:paragraph-rsid="00158cd9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3" style:family="paragraph" style:parent-style-name="Standard">
      <style:paragraph-properties fo:line-height="150%"/>
      <style:text-properties style:font-name="Times New Roman2" fo:font-size="14pt" officeooo:paragraph-rsid="00126813"/>
    </style:style>
    <style:style style:name="P44" style:family="paragraph" style:parent-style-name="Text_20_body">
      <style:paragraph-properties fo:line-height="150%"/>
      <style:text-properties fo:color="#000000" style:text-outline="false" style:text-line-through-style="none" style:text-line-through-type="none" style:font-name="Times New Roman3" fo:font-size="14pt" fo:language="ca" fo:country="ES" fo:font-style="normal" fo:text-shadow="none" style:text-underline-style="none" fo:font-weight="normal" officeooo:rsid="00056ec2" officeooo:paragraph-rsid="00056ec2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45" style:family="paragraph" style:parent-style-name="Text_20_body">
      <style:paragraph-properties fo:line-height="150%"/>
      <style:text-properties fo:color="#000000" style:text-outline="false" style:text-line-through-style="none" style:text-line-through-type="none" style:font-name="Times New Roman3" fo:font-size="14pt" fo:language="ca" fo:country="ES" fo:font-style="normal" fo:text-shadow="none" style:text-underline-style="none" fo:font-weight="normal" officeooo:rsid="002dc098" officeooo:paragraph-rsid="000544a9" style:letter-kerning="true" style:text-blinking="fals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46" style:family="paragraph" style:parent-style-name="weekday">
      <style:paragraph-properties fo:line-height="150%" fo:break-before="page"/>
      <style:text-properties fo:color="#ff3333" style:font-name="Times New Roman2" fo:font-size="14pt" fo:language="ca" fo:country="ES" style:text-underline-style="none" fo:font-weight="normal" officeooo:paragraph-rsid="00153423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47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c4904" officeooo:paragraph-rsid="00153423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48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2" fo:font-size="14pt" fo:language="ca" fo:country="ES" fo:font-style="normal" fo:text-shadow="none" style:text-underline-style="none" fo:font-weight="normal" officeooo:rsid="003e352b" officeooo:paragraph-rsid="00172510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49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1" fo:font-size="14pt" fo:language="ca" fo:country="ES" fo:font-style="normal" fo:text-shadow="none" style:text-underline-style="none" fo:font-weight="normal" officeooo:rsid="0023fb20" officeooo:paragraph-rsid="00172510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P50" style:family="paragraph" style:parent-style-name="Standard">
      <style:paragraph-properties fo:line-height="150%"/>
      <style:text-properties fo:color="#000000" style:font-name="Times New Roman2" fo:font-size="14pt" fo:language="ca" fo:country="ES" style:text-underline-style="none" fo:font-weight="normal" officeooo:rsid="003e352b" officeooo:paragraph-rsid="00172510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P51" style:family="paragraph" style:parent-style-name="weekday">
      <style:paragraph-properties fo:line-height="150%"/>
      <style:text-properties fo:color="#ff3333" style:font-name="Times New Roman2" fo:font-size="14pt" fo:language="ca" fo:country="ES" style:text-underline-style="none" fo:font-weight="normal" officeooo:paragraph-rsid="00172510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T1" style:family="text">
      <style:text-properties officeooo:rsid="0001efd8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3d680"/>
    </style:style>
    <style:style style:name="T4" style:family="text">
      <style:text-properties officeooo:rsid="000544a9"/>
    </style:style>
    <style:style style:name="T5" style:family="text">
      <style:text-properties officeooo:rsid="00056ec2"/>
    </style:style>
    <style:style style:name="T6" style:family="text">
      <style:text-properties style:text-blinking="false"/>
    </style:style>
    <style:style style:name="T7" style:family="text">
      <style:text-properties style:font-name="Times New Roman2" style:text-blinking="false"/>
    </style:style>
    <style:style style:name="T8" style:family="text">
      <style:text-properties officeooo:rsid="000b06e2"/>
    </style:style>
    <style:style style:name="T9" style:family="text">
      <style:text-properties officeooo:rsid="000c32c9"/>
    </style:style>
    <style:style style:name="T10" style:family="text">
      <style:text-properties officeooo:rsid="000ea36b"/>
    </style:style>
    <style:style style:name="T11" style:family="text">
      <style:text-properties officeooo:rsid="00103c94"/>
    </style:style>
    <style:style style:name="T12" style:family="text">
      <style:text-properties officeooo:rsid="00119056"/>
    </style:style>
    <style:style style:name="T13" style:family="text">
      <style:text-properties fo:color="#000000" style:text-outline="false" style:text-line-through-style="none" style:text-line-through-type="none" fo:language="ca" fo:country="ES" fo:font-style="normal" fo:text-shadow="none" style:text-underline-style="none" fo:font-weight="normal" officeooo:rsid="003b19f0" style:letter-kerning="true" style:font-name-asian="DAAAAA+LiberationSerif-Bold" style:font-size-asian="14pt" style:font-style-asian="normal" style:font-weight-asian="normal" style:font-name-complex="DAAAAA+LiberationSerif-Bold" style:font-size-complex="14pt" style:font-weight-complex="normal" style:text-emphasize="none"/>
    </style:style>
    <style:style style:name="T14" style:family="text">
      <style:text-properties fo:color="#000000" fo:language="ca" fo:country="ES" style:text-underline-style="none" fo:font-weight="normal" officeooo:rsid="003b19f0" style:font-name-asian="DAAAAA+LiberationSerif-Bold" style:font-size-asian="14pt" style:font-weight-asian="normal" style:font-name-complex="DAAAAA+LiberationSerif-Bold" style:font-size-complex="14pt" style:font-weight-complex="normal"/>
    </style:style>
    <style:style style:name="T15" style:family="text">
      <style:text-properties officeooo:rsid="00120348"/>
    </style:style>
    <style:style style:name="T16" style:family="text">
      <style:text-properties officeooo:rsid="003b19f0"/>
    </style:style>
    <style:style style:name="T17" style:family="text">
      <style:text-properties officeooo:rsid="00126813"/>
    </style:style>
    <style:style style:name="T18" style:family="text">
      <style:text-properties officeooo:rsid="00153423"/>
    </style:style>
    <style:style style:name="T19" style:family="text">
      <style:text-properties officeooo:rsid="00158cd9"/>
    </style:style>
    <style:style style:name="T20" style:family="text">
      <style:text-properties officeooo:rsid="001725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<text:span text:style-name="T1">mecres</text:span> <text:span text:style-name="T3">30</text:span>/09/<text:span text:style-name="T1">20</text:span></text:p>
      <text:p text:style-name="P15">Introducció del mòdul.</text:p>
      <text:p text:style-name="P15">Entrega <text:s/>full <text:a xlink:type="simple" xlink:href="https://paulinoposada.github.io/web/websites/fp_basica/2020/fpb_2/documentacio/fpb_presentacio.pdf" text:style-name="Internet_20_link">presentació FPB</text:a>.</text:p>
      <text:p text:style-name="P16">Entrega apunts Unitat 1.</text:p>
      <text:p text:style-name="P15"><text:a xlink:type="simple" xlink:href="https://paulinoposada.github.io/web/websites/fp_basica/2020/fpb_2/documentacio/apunts/unitat_1/ca2_u1_cat.pdf" text:style-name="Internet_20_link">Unitat 1</text:a></text:p>
      <text:p text:style-name="P15">Comentem 1.1 Repàs fraccions, arribem a l'exercici 1.1-1.</text:p>
      <text:p text:style-name="P14"/>
      <text:p text:style-name="P4">Di<text:span text:style-name="T3">vendres</text:span> <text:span text:style-name="T3">02</text:span>/<text:span text:style-name="T3">10</text:span>/<text:span text:style-name="T1">20</text:span></text:p>
      <text:p text:style-name="P17"><text:a xlink:type="simple" xlink:href="https://paulinoposada.github.io/web/websites/fp_basica/2020/fpb_2/documentacio/apunts/unitat_1/ca2_u1_cat.pdf" text:style-name="Internet_20_link">Unitat 1</text:a></text:p>
      <text:p text:style-name="P38">Comentem exercici 1.1-1 b).</text:p>
      <text:p text:style-name="P38">Comentem exercicis 1.1-2 a <text:span text:style-name="T4">11</text:span>.</text:p>
      <text:p text:style-name="P28"/>
      <text:p text:style-name="P5">Di<text:span text:style-name="T4">lluns</text:span> <text:span text:style-name="T3">05</text:span>/<text:span text:style-name="T3">10</text:span>/<text:span text:style-name="T1">20</text:span></text:p>
      <text:p text:style-name="P18"><text:a xlink:type="simple" xlink:href="https://paulinoposada.github.io/web/websites/fp_basica/2020/fpb_2/documentacio/apunts/unitat_1/ca2_u1_cat.pdf" text:style-name="Internet_20_link">Unitat 1</text:a></text:p>
      <text:p text:style-name="P39">Comentem suma, resta, multiplicació i divisió de f<text:span text:style-name="T4">raccions</text:span>.</text:p>
      <text:p text:style-name="P27">Comentem exercicis 1.1-12 a 18.</text:p>
      <text:p text:style-name="P27"/>
      <text:p text:style-name="P6">Di<text:span text:style-name="T5">mecres</text:span> <text:span text:style-name="T3">07</text:span>/<text:span text:style-name="T3">10</text:span>/<text:span text:style-name="T1">20</text:span></text:p>
      <text:p text:style-name="P19"><text:a xlink:type="simple" xlink:href="https://paulinoposada.github.io/web/websites/fp_basica/2020/fpb_2/documentacio/apunts/unitat_1/ca2_u1_cat.pdf" text:style-name="Internet_20_link">Unitat 1</text:a></text:p>
      <text:p text:style-name="P44"><text:span text:style-name="T6">Comentem multiplicació i di</text:span><text:span text:style-name="T7">visió de potències.</text:span></text:p>
      <text:p text:style-name="P45">Comentem exercicis 1.1-19 a 22.</text:p>
      <text:p text:style-name="P27"/>
      <text:p text:style-name="P7">Di<text:span text:style-name="T8">vendres</text:span> <text:span text:style-name="T3">09</text:span>/<text:span text:style-name="T3">10</text:span>/<text:span text:style-name="T1">20</text:span></text:p>
      <text:p text:style-name="P20"><text:a xlink:type="simple" xlink:href="https://paulinoposada.github.io/web/websites/fp_basica/2020/fpb_2/documentacio/apunts/unitat_1/ca2_u1_cat.pdf" text:style-name="Internet_20_link">Unitat 1</text:a></text:p>
      <text:p text:style-name="P29">Comentem exercici 1.1-23.</text:p>
      <text:p text:style-name="P29"/>
      <text:p text:style-name="P40"/>
      <text:p text:style-name="P40"/>
      <text:p text:style-name="P40"><text:soft-page-break/></text:p>
      <text:p text:style-name="P8">Di<text:span text:style-name="T9">mecres</text:span> <text:span text:style-name="T10">14</text:span>/<text:span text:style-name="T3">10</text:span>/<text:span text:style-name="T1">20</text:span></text:p>
      <text:p text:style-name="P21"><text:a xlink:type="simple" xlink:href="https://paulinoposada.github.io/web/websites/fp_basica/2020/fpb_2/documentacio/apunts/unitat_1/ca2_u1_cat.pdf" text:style-name="Internet_20_link">Unitat 1</text:a></text:p>
      <text:p text:style-name="P40">Feim l’examen 1.</text:p>
      <text:p text:style-name="P40">Comentem exercicis 1.1-24 i 25.</text:p>
      <text:p text:style-name="P40">Comentem apartat 1.2 Proporcionalitat.</text:p>
      <text:p text:style-name="P30">Comentem exercicis 1.2-1 a 3.</text:p>
      <text:p text:style-name="P30"/>
      <text:p text:style-name="P9">Di<text:span text:style-name="T11">vendres</text:span> <text:span text:style-name="T10">16</text:span>/<text:span text:style-name="T3">10</text:span>/<text:span text:style-name="T1">20</text:span></text:p>
      <text:p text:style-name="P22"><text:a xlink:type="simple" xlink:href="https://paulinoposada.github.io/web/websites/fp_basica/2020/fpb_2/documentacio/apunts/unitat_1/ca2_u1_cat.pdf" text:style-name="Internet_20_link">Unitat 1</text:a></text:p>
      <text:p text:style-name="P31">Comentem exercicis 1.2-4 a <text:span text:style-name="T12">6</text:span>.</text:p>
      <text:p text:style-name="P31"/>
      <text:p text:style-name="P10">Di<text:span text:style-name="T15">lluns</text:span> <text:span text:style-name="T10">19</text:span>/<text:span text:style-name="T3">10</text:span>/<text:span text:style-name="T1">20</text:span></text:p>
      <text:p text:style-name="P23"><text:a xlink:type="simple" xlink:href="https://paulinoposada.github.io/web/websites/fp_basica/2020/fpb_2/documentacio/apunts/unitat_1/ca2_u1_cat.pdf" text:style-name="Internet_20_link">Unitat 1</text:a></text:p>
      <text:p text:style-name="P33">Comentem exercicis 1.2-7 a 1.2-13.</text:p>
      <text:p text:style-name="P33"/>
      <text:p text:style-name="P32"/>
      <text:p text:style-name="P11">Di<text:span text:style-name="T17">mecres</text:span> <text:span text:style-name="T17">21</text:span>/<text:span text:style-name="T3">10</text:span>/<text:span text:style-name="T1">20</text:span></text:p>
      <text:p text:style-name="P24"><text:a xlink:type="simple" xlink:href="https://paulinoposada.github.io/web/websites/fp_basica/2020/fpb_2/documentacio/apunts/unitat_1/ca2_u1_cat.pdf" text:style-name="Internet_20_link">Unitat 1</text:a></text:p>
      <text:p text:style-name="P41">Comentem exercicis 1.2-1<text:span text:style-name="T16">4 i 15.</text:span></text:p>
      <text:p text:style-name="P43"><text:span text:style-name="T14">Comentem apartat 1</text:span><text:span text:style-name="T13">.3 Resolució de proporcions numèriques amb una incògnita.</text:span></text:p>
      <text:p text:style-name="P34">Comentem exercicis 1.3-1 a 10.</text:p>
      <text:p text:style-name="P34"/>
      <text:p text:style-name="P12">Di<text:span text:style-name="T18">vendres</text:span> <text:span text:style-name="T17">23</text:span>/<text:span text:style-name="T3">10</text:span>/<text:span text:style-name="T1">20</text:span></text:p>
      <text:p text:style-name="P25"><text:a xlink:type="simple" xlink:href="https://paulinoposada.github.io/web/websites/fp_basica/2020/fpb_2/documentacio/apunts/unitat_1/ca2_u1_cat.pdf" text:style-name="Internet_20_link">Unitat 1</text:a></text:p>
      <text:p text:style-name="P35">Comentem examen de prova.</text:p>
      <text:p text:style-name="P35"/>
      <text:p text:style-name="P46">Di<text:span text:style-name="T18">lluns</text:span> <text:span text:style-name="T17">26</text:span>/<text:span text:style-name="T3">10</text:span>/<text:span text:style-name="T1">20</text:span></text:p>
      <text:p text:style-name="P25"><text:a xlink:type="simple" xlink:href="https://paulinoposada.github.io/web/websites/fp_basica/2020/fpb_2/documentacio/apunts/unitat_1/ca2_u1_cat.pdf" text:style-name="Internet_20_link">Unitat 1</text:a></text:p>
      <text:p text:style-name="P36">Feim l'examen 2.</text:p>
      <text:p text:style-name="P13"/>
      <text:p text:style-name="P13">Di<text:span text:style-name="T19">mecres</text:span> <text:span text:style-name="T17">28</text:span>/<text:span text:style-name="T3">10</text:span>/<text:span text:style-name="T1">20</text:span></text:p>
      <text:p text:style-name="P26"><text:a xlink:type="simple" xlink:href="https://paulinoposada.github.io/web/websites/fp_basica/2020/fpb_2/documentacio/apunts/unitat_1/ca2_u1_cat.pdf" text:style-name="Internet_20_link">Unitat 1</text:a></text:p>
      <text:p text:style-name="P42">Corregim examen 2.</text:p>
      <text:p text:style-name="P37">Comentem exercicis 1.3-11 i 12 i 1.4-1.</text:p>
      <text:p text:style-name="P35"/>
      <text:p text:style-name="P51">Di<text:span text:style-name="T20">vendres</text:span> <text:span text:style-name="T20">30</text:span>/<text:span text:style-name="T3">10</text:span>/<text:span text:style-name="T1">20</text:span></text:p>
      <text:p text:style-name="P49"><text:a xlink:type="simple" xlink:href="https://paulinoposada.github.io/web/websites/fp_basica/2020/fpb_2/documentacio/apunts/unitat_1/ca2_u1_cat.pdf" text:style-name="Internet_20_link">Unitat 1</text:a></text:p>
      <text:p text:style-name="P50">Comentem exercicis 1.4-2 a 1.4-6</text:p>
      <text:p text:style-name="P50">Comentem 1.5 Ordre d'operacions</text:p>
      <text:p text:style-name="P48">Comentem exercici 1.5-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/>
    <style:font-face style:name="Times New Roman3" svg:font-family="'Times New Roman', serif"/>
    <style:font-face style:name="DAAAAA+LiberationSerif-Bold" svg:font-family="DAAAAA+LiberationSerif-Bold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OpenSymbol1" svg:font-family="OpenSymbol, 'Arial Unicode MS'" style:font-family-generic="roman"/>
    <style:font-face style:name="StarSymbol" svg:font-family="StarSymbol, 'Arial Unicode MS'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Verdana" svg:font-family="Verdana" style:font-family-generic="roman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ca" fo:country="ES" style:letter-kerning="true" style:font-name-asian="Droid Sans Fallback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default-outline-level="" style:class="list">
      <style:paragraph-properties fo:margin-top="0in" fo:margin-bottom="0.1472in" style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1472in" fo:margin-bottom="0.1472in" style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paragraph-properties fo:text-align="start" style:justify-single-word="false" fo:orphans="2" fo:widows="2" style:writing-mode="lr-tb"/>
      <style:text-properties style:font-name="Lohit Hindi" fo:font-family="'Lohit Hindi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default-outline-level="" style:class="extra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Footnote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default-outline-level="1" style:class="text">
      <style:paragraph-properties fo:margin-top="0.2937in" fo:margin-bottom="0.1472in" style:contextual-spacing="false" fo:text-align="start" style:justify-single-word="false" fo:orphans="2" fo:widows="2" style:writing-mode="lr-tb"/>
      <style:text-properties style:font-name="Droid Sans Fallback" fo:font-family="'Droid Sans Fallback'" style:font-family-generic="roman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6.5972in"/>
          <style:tab-stop style:position="13.1953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weekday" style:family="paragraph" style:parent-style-name="Standard">
      <style:paragraph-properties fo:line-height="150%"/>
      <style:text-properties fo:color="#33ff99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ebruary" style:family="paragraph" style:parent-style-name="Standard">
      <style:text-properties fo:color="#ff333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Object_20_with_20_arrow" style:display-name="Object with arrow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style:font-name="FreeSans1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margin-top="0in" fo:margin-bottom="0in" style:contextual-spacing="false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Header" style:family="paragraph" style:default-outline-level="" style:class="extra">
      <style:paragraph-properties fo:text-align="start" style:justify-single-word="false" fo:orphans="2" fo:widows="2" style:writing-mode="lr-tb">
        <style:tab-stops>
          <style:tab-stop style:position="5.9028in"/>
          <style:tab-stop style:position="11.8055in"/>
        </style:tab-stops>
      </style:paragraph-properties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cte_20_sense_20_emplenament_20_ni_20_línia" style:display-name="Objecte sense emplenament ni línia" style:family="paragraph" style:parent-style-name="Standard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sited_20_Internet_20_Link" style:display-name="Visited Internet Link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uestio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ímbols_20_de_20_numeració" style:display-name="Símbols de numeració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I_3f_lustració" style:display-name="I?lustració" style:family="paragraph" style:default-outline-level="">
      <style:paragraph-properties fo:margin-top="0.1472in" fo:margin-bottom="0.1472in" style:contextual-spacing="false" fo:text-align="start" style:justify-single-word="false" fo:orphans="2" fo:widows="2" style:writing-mode="lr-tb"/>
      <style:text-properties style:font-name="Lohit Hindi" fo:font-family="'Lohit Hindi'" style:font-family-generic="roman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" style:font-family-complex="'Liberation Sans'" style:font-family-generic-complex="system" style:font-pitch-complex="variable" style:font-size-complex="12pt"/>
    </style:style>
    <style:style style:name="Frame_20_contents" style:display-name="Frame contents" style:family="paragraph" style:default-outline-level="" style:class="extra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er_20_defecte_5f_1" style:display-name="Per defecte_1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Lohit Hindi" fo:font-family="'Lohit Hindi'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urquise3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turquise2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turquise1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WW-Heading" style:family="paragraph" style:default-outline-level="">
      <style:paragraph-properties fo:margin-top="0.2917in" fo:margin-bottom="0.1457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default-outline-level="" style:class="text">
      <style:paragraph-properties fo:margin-left="0in" fo:margin-right="0in" fo:margin-top="0in" fo:margin-bottom="0.2598in" style:contextual-spacing="false" fo:text-align="start" style:justify-single-word="false" fo:orphans="2" fo:widows="2" fo:text-indent="0.3465in" style:auto-text-indent="false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istLabel_20_333" style:display-name="ListLabel 333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2" style:display-name="ListLabel 332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1" style:display-name="ListLabel 331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30" style:display-name="ListLabel 330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9" style:display-name="ListLabel 329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8" style:display-name="ListLabel 328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7" style:display-name="ListLabel 327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6" style:display-name="ListLabel 326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ListLabel_20_325" style:display-name="ListLabel 325" style:family="paragraph" style:default-outline-level="">
      <style:paragraph-properties fo:text-align="start" style:justify-single-word="false" fo:orphans="2" fo:widows="2" style:writing-mode="lr-tb"/>
      <style:text-properties fo:color="#000000" style:text-line-through-style="none" style:text-line-through-type="none" style:font-name="Verdana" fo:font-family="Verdana" style:font-family-generic="roman" fo:font-size="10pt" fo:font-style="normal" style:text-underline-style="none" fo:font-weight="normal" style:font-name-asian="DejaVu Sans" style:font-family-asian="'DejaVu Sans'" style:font-family-generic-asian="system" style:font-pitch-asian="variable" style:font-size-asian="10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WW_5f_CharLFO7LVL9" style:display-name="WW_CharLFO7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8" style:display-name="WW_CharLFO7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7" style:display-name="WW_CharLFO7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6" style:display-name="WW_CharLFO7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5" style:display-name="WW_CharLFO7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4" style:display-name="WW_CharLFO7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3" style:display-name="WW_CharLFO7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2" style:display-name="WW_CharLFO7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7LVL1" style:display-name="WW_CharLFO7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9" style:display-name="WW_CharLFO6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8" style:display-name="WW_CharLFO6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7" style:display-name="WW_CharLFO6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6" style:display-name="WW_CharLFO6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5" style:display-name="WW_CharLFO6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4" style:display-name="WW_CharLFO6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3" style:display-name="WW_CharLFO6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2" style:display-name="WW_CharLFO6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6LVL1" style:display-name="WW_CharLFO6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9" style:display-name="WW_CharLFO5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8" style:display-name="WW_CharLFO5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7" style:display-name="WW_CharLFO5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6" style:display-name="WW_CharLFO5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5" style:display-name="WW_CharLFO5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4" style:display-name="WW_CharLFO5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3" style:display-name="WW_CharLFO5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2" style:display-name="WW_CharLFO5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5LVL1" style:display-name="WW_CharLFO5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9" style:display-name="WW_CharLFO4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8" style:display-name="WW_CharLFO4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7" style:display-name="WW_CharLFO4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6" style:display-name="WW_CharLFO4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5" style:display-name="WW_CharLFO4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4" style:display-name="WW_CharLFO4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3" style:display-name="WW_CharLFO4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2" style:display-name="WW_CharLFO4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4LVL1" style:display-name="WW_CharLFO4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9" style:display-name="WW_CharLFO2LVL9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8" style:display-name="WW_CharLFO2LVL8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7" style:display-name="WW_CharLFO2LVL7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6" style:display-name="WW_CharLFO2LVL6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5" style:display-name="WW_CharLFO2LVL5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4" style:display-name="WW_CharLFO2LVL4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3" style:display-name="WW_CharLFO2LVL3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2" style:display-name="WW_CharLFO2LVL2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WW_5f_CharLFO2LVL1" style:display-name="WW_CharLFO2LVL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Liberation Sans" style:font-family-complex="'Liberation Sans'" style:font-family-generic-complex="system" style:font-pitch-complex="variable" style:font-size-complex="12pt"/>
    </style:style>
    <style:style style:name="Texto_20_de_20_globo_20_Car" style:display-name="Texto de globo Car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exto_20_de_20_globo" style:display-name="Texto de globo" style:family="paragraph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fo:font-size="8pt" style:font-name-asian="DejaVu Sans" style:font-family-asian="'DejaVu Sans'" style:font-family-generic-asian="system" style:font-pitch-asian="variable" style:font-size-asian="8pt" style:font-name-complex="Liberation Sans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3429in" fo:margin-bottom="0in" style:contextual-spacing="false" fo:text-align="start" style:justify-single-word="false" fo:orphans="2" fo:widows="2" style:writing-mode="lr-tb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2pt"/>
    </style:style>
    <style:style style:name="Lista" style:family="paragraph" style:default-outline-level="">
      <style:paragraph-properties fo:margin-top="0in" fo:margin-bottom="0.1472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1" fo:font-size="12pt" fo:language="ca" fo:country="ES" style:font-size-asian="12pt" style:font-size-complex="12pt"/>
    </style:style>
    <style:style style:name="MP2" style:family="paragraph" style:parent-style-name="Footnote">
      <style:text-properties fo:language="ca" fo:country="ES"/>
    </style:style>
    <style:style style:name="MT1" style:family="text">
      <style:text-properties officeooo:rsid="0001efd8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ES Son Pacs <text:s text:c="37"/>Curs 20<text:span text:style-name="MT1">20</text:span>/2<text:span text:style-name="MT1">1</text:span><text:tab/><text:tab/>FP Bàsica</text:p>
      </style:header>
      <style:footer>
        <text:p text:style-name="MP2"><text:tab/><text:span text:style-name="MT2">pàg. </text:span><text:span text:style-name="MT2"><text:page-number text:select-page="current">2</text:page-number></text:span><text:span text:style-name="MT2"> de </text:span><text:span text:style-name="MT2"><text:page-count>3</text:page-count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2:15:37</meta:creation-date>
    <meta:generator>LibreOffice/4.2.8.2$Linux_x86 LibreOffice_project/420m0$Build-2</meta:generator>
    <meta:editing-duration>P1DT2H15M35S</meta:editing-duration>
    <meta:editing-cycles>353</meta:editing-cycles>
    <dc:date>2020-10-30T17:09:18.733849892</dc:date>
    <meta:document-statistic meta:table-count="0" meta:image-count="0" meta:object-count="0" meta:page-count="3" meta:paragraph-count="55" meta:word-count="194" meta:character-count="1291" meta:non-whitespace-character-count="1112"/>
  </office:meta>
</office:document-meta>
</file>